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"/>
    <style:font-face style:name="Courier New" svg:font-family="'Courier New'" style:font-family-generic="modern"/>
    <style:font-face style:name="Lohit Devanagari1" svg:font-family="'Lohit Devanagari'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3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fo:min-height="0cm"/>
      <style:paragraph-properties style:writing-mode="lr-tb"/>
    </style:style>
    <style:style style:name="gr2" style:family="graphic" style:parent-style-name="standard" style:list-style-name="L1">
      <style:graphic-properties fo:min-height="0cm" fo:min-width="0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standard">
      <style:graphic-properties fo:min-height="0cm" fo:min-width="0cm"/>
      <style:paragraph-properties style:writing-mode="lr-tb"/>
    </style:style>
    <style:style style:name="gr8" style:family="graphic" style:parent-style-name="standard" style:list-style-name="L1">
      <style:graphic-properties fo:min-height="0cm" fo:min-width="0cm"/>
      <style:paragraph-properties style:writing-mode="lr-tb"/>
    </style:style>
    <style:style style:name="gr9" style:family="graphic" style:parent-style-name="standard">
      <style:graphic-properties draw:stroke="none" draw:fill="none" fo:min-height="0.385cm"/>
      <style:paragraph-properties style:writing-mode="lr-tb"/>
    </style:style>
    <style:style style:name="gr10" style:family="graphic" style:parent-style-name="standard" style:list-style-name="L1">
      <style:graphic-properties fo:min-height="0cm" fo:min-width="0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3.941cm" fo:min-width="0cm"/>
    </style:style>
    <style:style style:name="co1" style:family="table-column">
      <style:table-column-properties style:column-width="4.397cm" style:use-optimal-column-width="false"/>
    </style:style>
    <style:style style:name="co2" style:family="table-column">
      <style:table-column-properties style:column-width="4.398cm" style:use-optimal-column-width="false"/>
    </style:style>
    <style:style style:name="co3" style:family="table-column">
      <style:table-column-properties style:column-width="4.395cm" style:use-optimal-column-width="false"/>
    </style:style>
    <style:style style:name="co4" style:family="table-column">
      <style:table-column-properties style:column-width="4.4cm" style:use-optimal-column-width="false"/>
    </style:style>
    <style:style style:name="ro1" style:family="table-row">
      <style:table-row-properties style:row-height="0.965cm" style:use-optimal-row-height="false"/>
    </style:style>
    <style:style style:name="ro2" style:family="table-row">
      <style:table-row-properties style:row-height="7.367cm" style:use-optimal-row-height="false"/>
    </style:style>
    <style:style style:name="ro3" style:family="table-row">
      <style:table-row-properties style:row-height="-0.783cm" style:use-optimal-row-height="false"/>
    </style:style>
    <style:style style:name="ro4" style:family="table-row">
      <style:table-row-properties style:row-height="0cm" style:use-optimal-row-height="true"/>
    </style:style>
    <style:style style:name="P1" style:family="paragraph">
      <style:paragraph-properties fo:margin-left="0cm" fo:margin-right="0cm" fo:margin-top="0cm" fo:margin-bottom="0cm" fo:line-height="200%" fo:text-align="center" fo:text-indent="0cm"/>
    </style:style>
    <style:style style:name="P2" style:family="paragraph">
      <style:paragraph-properties fo:margin-top="0cm" fo:margin-bottom="0cm" fo:line-height="200%"/>
      <style:text-properties style:font-name="Times New Roman" style:font-name-complex="Times New Roman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use-window-font-color="true" style:font-name="Liberation Sans1" fo:font-size="18pt" style:letter-kerning="true" style:font-name-asian="Noto Sans CJK SC1" style:font-size-asian="18pt" style:font-name-complex="Lohit Devanagari3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xml:id="id1" draw:id="id1" draw:layer="layout" svg:width="7.398cm" svg:height="0.962cm" svg:x="1.222cm" svg:y="7.223cm">
          <text:p>Managerial Competen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xml:id="id3" draw:id="id3" draw:layer="layout" svg:width="4.507cm" svg:height="0.962cm" svg:x="4.113cm" svg:y="8.493cm">
          <text:p>Dividend Yie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4.65cm" svg:height="0.954cm" svg:x="3.97cm" svg:y="9.763cm">
          <text:p><text:span text:style-name="T1">Rece</text:span><text:span text:style-name="T1">ssion Proof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7.589cm" svg:height="9.76cm" svg:x="1.864cm" svg:y="17.72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/>
                <text:p>Independent Variables</text:p>
              </table:table-cell>
              <table:table-cell>
                <text:p><text:s/>Moderating Variable</text:p>
              </table:table-cell>
              <table:table-cell>
                <text:p>Mediating Variable</text:p>
              </table:table-cell>
              <table:table-cell>
                <text:p><text:span text:style-name="T2">Depen</text:span>Dependentdent Variable</text:p>
              </table:table-cell>
            </table:table-row>
            <table:table-row table:style-name="ro2" table:default-cell-style-name="gray2">
              <table:table-cell>
                <text:p text:style-name="P2">Managerial Competence</text:p>
                <text:p text:style-name="P2">Dividend Yield</text:p>
                <text:p text:style-name="P2">Recession Proof</text:p>
              </table:table-cell>
              <table:table-cell>
                <text:p><text:s/>Credibility </text:p>
              </table:table-cell>
              <table:table-cell>
                <text:p><text:s/>Sustained Earnings</text:p>
              </table:table-cell>
              <table:table-cell>
                <text:p>Company Stock Value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layer="layout" svg:width="6.989cm" svg:height="3.345cm" svg:x="9.382cm" svg:y="8.831cm">
          <text:p>Sustained </text:p>
          <text:p>Earning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layer="layout" svg:width="5.207cm" svg:height="1.526cm" svg:x="9.89cm" svg:y="5.951cm">
          <text:p>Credibility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layer="layout" svg:width="5.426cm" svg:height="1.36cm" svg:x="15.351cm" svg:y="7.641cm">
          <text:p>Stock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xml:id="id4" draw:id="id4" draw:layer="layout" svg:x1="8.62cm" svg:y1="7.704cm" svg:x2="8.62cm" svg:y2="10.24cm" draw:start-shape="id1" draw:start-glue-point="1" draw:end-shape="id2" draw:end-glue-point="1" svg:d="M8620 7704h501v2536h-501" svg:viewBox="0 0 502 2537">
          <text:p/>
        </draw:connector>
        <draw:connector draw:style-name="gr3" draw:text-style-name="P3" draw:layer="layout" svg:x1="8.62cm" svg:y1="8.974cm" svg:x2="9.121cm" svg:y2="8.972cm" draw:start-shape="id3" draw:start-glue-point="1" draw:end-shape="id4" draw:end-glue-point="0" svg:d="M8620 8974h1002v-2h-501" svg:viewBox="0 0 1003 3">
          <text:p/>
        </draw:connector>
        <draw:line draw:style-name="gr4" draw:text-style-name="P4" draw:layer="layout" svg:x1="9.636cm" svg:y1="8.874cm" svg:x2="10.398cm" svg:y2="7.604cm">
          <text:p/>
        </draw:line>
        <draw:line draw:style-name="gr4" draw:text-style-name="P4" draw:layer="layout" svg:x1="12.43cm" svg:y1="7.35cm" svg:x2="12.938cm" svg:y2="8.874cm">
          <text:p/>
        </draw:line>
        <draw:line draw:style-name="gr4" draw:text-style-name="P4" draw:layer="layout" svg:x1="14.843cm" svg:y1="9.763cm" svg:x2="16.24cm" svg:y2="8.874cm">
          <text:p/>
        </draw:line>
        <draw:frame draw:style-name="gr5" draw:text-style-name="P5" draw:layer="layout" svg:width="7.62cm" svg:height="1.143cm" svg:x="10.779cm" svg:y="4.937cm">
          <draw:text-box>
            <text:p>Moderating</text:p>
          </draw:text-box>
        </draw:frame>
        <draw:frame draw:style-name="gr5" draw:text-style-name="P5" draw:layer="layout" svg:width="7.62cm" svg:height="1.143cm" svg:x="3.032cm" svg:y="6.08cm">
          <draw:text-box>
            <text:p>Independent </text:p>
          </draw:text-box>
        </draw:frame>
        <draw:frame draw:style-name="gr5" draw:text-style-name="P5" draw:layer="layout" svg:width="7.62cm" svg:height="1.143cm" svg:x="11.033cm" svg:y="12.303cm">
          <draw:text-box>
            <text:p>Mediating</text:p>
          </draw:text-box>
        </draw:frame>
        <draw:frame draw:style-name="gr6" draw:text-style-name="P6" draw:layer="layout" svg:width="3.597cm" svg:height="0.963cm" svg:x="16.494cm" svg:y="6.514cm">
          <draw:text-box>
            <text:p>Dependent</text:p>
          </draw:text-box>
        </draw:frame>
        <draw:custom-shape draw:style-name="gr7" draw:layer="layout" svg:width="1.946cm" svg:height="0.962cm" svg:x="6.842cm" svg:y="32.623cm">
          <text:p>Pr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layer="layout" svg:width="2.475cm" svg:height="0.962cm" svg:x="6.334cm" svg:y="33.693cm">
          <text:p>Qualit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2.483cm" svg:height="0.954cm" svg:x="6.334cm" svg:y="34.782cm">
          <text:p><text:span text:style-name="T1">Loyalty</text:span></text:p>
          <draw:enhanced-geometry svg:viewBox="0 0 21600 21600" draw:type="rectangle" draw:enhanced-path="M 0 0 L 21600 0 21600 21600 0 21600 0 0 Z N"/>
        </draw:custom-shape>
        <draw:custom-shape draw:style-name="gr7" draw:layer="layout" svg:width="4.168cm" svg:height="1.924cm" svg:x="10.294cm" svg:y="34.401cm">
          <text:p>Sal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layer="layout" svg:width="5.88cm" svg:height="2.658cm" svg:x="10.017cm" svg:y="30.727cm">
          <text:p>Consumer </text:p>
          <text:p>Confidenc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layer="layout" svg:width="5.187cm" svg:height="2.365cm" svg:x="17.412cm" svg:y="33.168cm">
          <text:p>Purchasing</text:p>
          <text:p>Decis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7.62cm" svg:height="1.143cm" svg:x="11.541cm" svg:y="29.575cm">
          <draw:text-box>
            <text:p>Moderating</text:p>
          </draw:text-box>
        </draw:frame>
        <draw:frame draw:style-name="gr5" draw:text-style-name="P5" draw:layer="layout" svg:width="7.62cm" svg:height="1.143cm" svg:x="4.972cm" svg:y="31.607cm">
          <draw:text-box>
            <text:p>Independent </text:p>
          </draw:text-box>
        </draw:frame>
        <draw:frame draw:style-name="gr9" draw:text-style-name="P6" draw:layer="layout" svg:width="3.597cm" svg:height="0.962cm" svg:x="17.891cm" svg:y="32.369cm">
          <draw:text-box>
            <text:p>Dependent</text:p>
          </draw:text-box>
        </draw:frame>
        <draw:frame draw:style-name="standard" draw:layer="layout" svg:width="17.589cm" svg:height="8.278cm" svg:x="7.219cm" svg:y="41.38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3" table:default-cell-style-name="gray3">
              <table:table-cell>
                <text:p/>
                <text:p>Independent Variables</text:p>
              </table:table-cell>
              <table:table-cell>
                <text:p><text:s/>Moderating Variable</text:p>
              </table:table-cell>
              <table:table-cell>
                <text:p>Mediating Variable</text:p>
              </table:table-cell>
              <table:table-cell>
                <text:p>Dependent Variable</text:p>
              </table:table-cell>
            </table:table-row>
            <table:table-row table:style-name="ro4" table:default-cell-style-name="gray2">
              <table:table-cell>
                <text:p text:style-name="P2">Price</text:p>
                <text:p text:style-name="P2">Quality</text:p>
                <text:p text:style-name="P2">Brand Loyalty</text:p>
                <text:p text:style-name="P2">Necessity </text:p>
              </table:table-cell>
              <table:table-cell>
                <text:p><text:s/>Consumer confidence </text:p>
              </table:table-cell>
              <table:table-cell>
                <text:p><text:s/>Sales</text:p>
              </table:table-cell>
              <table:table-cell>
                <text:p>Purchasing Decisions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0" draw:text-style-name="P1" draw:layer="layout" svg:width="2.974cm" svg:height="0.954cm" svg:x="5.826cm" svg:y="35.798cm">
          <text:p><text:span text:style-name="T1">Necessity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254cm" svg:height="4.191cm" svg:x="8.747cm" svg:y="32.623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7.62cm" svg:height="1.143cm" svg:x="11.033cm" svg:y="12.304cm">
          <draw:text-box>
            <text:p>Mediating</text:p>
          </draw:text-box>
        </draw:frame>
        <draw:frame draw:style-name="gr5" draw:text-style-name="P5" draw:layer="layout" svg:width="7.62cm" svg:height="1.143cm" svg:x="11.033cm" svg:y="12.304cm">
          <draw:text-box>
            <text:p>Mediating</text:p>
          </draw:text-box>
        </draw:frame>
        <draw:frame draw:style-name="gr5" draw:text-style-name="P5" draw:layer="layout" svg:width="7.62cm" svg:height="1.143cm" svg:x="11.033cm" svg:y="12.304cm">
          <draw:text-box>
            <text:p>Mediating</text:p>
          </draw:text-box>
        </draw:frame>
        <draw:frame draw:style-name="gr5" draw:text-style-name="P5" draw:layer="layout" svg:width="7.62cm" svg:height="1.143cm" svg:x="10.652cm" svg:y="36.306cm">
          <draw:text-box>
            <text:p>Mediating</text:p>
          </draw:text-box>
        </draw:frame>
        <draw:line draw:style-name="gr4" draw:text-style-name="P4" draw:layer="layout" svg:x1="9.001cm" svg:y1="34.401cm" svg:x2="9.89cm" svg:y2="33.512cm">
          <text:p/>
        </draw:line>
        <draw:line draw:style-name="gr4" draw:text-style-name="P4" draw:layer="layout" svg:x1="12.176cm" svg:y1="33.385cm" svg:x2="12.43cm" svg:y2="34.401cm">
          <text:p/>
        </draw:line>
        <draw:line draw:style-name="gr4" draw:text-style-name="P4" draw:layer="layout" svg:x1="14.462cm" svg:y1="35.29cm" svg:x2="17.383cm" svg:y2="34.40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"/>
    <style:font-face style:name="Courier New" svg:font-family="'Courier New'" style:font-family-generic="modern"/>
    <style:font-face style:name="Lohit Devanagari1" svg:font-family="'Lohit Devanagari'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3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Lohit Devanagari1" style:font-family-asian="'Lohit Devanagari'" style:font-pitch-asian="variable" style:font-size-asian="18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4z0" style:family="graphic">
      <style:paragraph-properties style:text-autospace="none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22z8" style:family="graphic">
      <style:paragraph-properties style:text-autospace="none"/>
    </style:style>
    <style:style style:name="WW8Num22z7" style:family="graphic">
      <style:paragraph-properties style:text-autospace="none"/>
    </style:style>
    <style:style style:name="WW8Num22z6" style:family="graphic">
      <style:paragraph-properties style:text-autospace="none"/>
    </style:style>
    <style:style style:name="WW8Num22z5" style:family="graphic">
      <style:paragraph-properties style:text-autospace="none"/>
    </style:style>
    <style:style style:name="WW8Num22z4" style:family="graphic">
      <style:paragraph-properties style:text-autospace="none"/>
    </style:style>
    <style:style style:name="WW8Num22z3" style:family="graphic">
      <style:paragraph-properties style:text-autospace="none"/>
    </style:style>
    <style:style style:name="WW8Num22z2" style:family="graphic">
      <style:paragraph-properties style:text-autospace="none"/>
    </style:style>
    <style:style style:name="WW8Num22z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2z0" style:family="graphic">
      <style:paragraph-properties style:text-autospace="none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3z0" style:family="graphic">
      <style:paragraph-properties style:text-autospace="none"/>
    </style:style>
    <style:style style:name="WW8Num1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3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  <style:text-properties fo:font-size="12pt" fo:font-style="italic" style:font-size-asian="12pt" style:font-style-asian="italic" style:font-size-complex="12pt" style:font-style-complex="italic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  <style:text-properties fo:color="#000000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19z0" style:family="graphic">
      <style:paragraph-properties style:text-autospace="none"/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WW8Num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2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text-underline-style="none" style:font-name-asian="OpenSymbol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TableFootnote" style:family="graphic">
      <style:paragraph-properties fo:margin-left="4.48cm" fo:margin-right="0cm" fo:margin-top="0cm" fo:margin-bottom="0.746cm" fo:text-indent="0cm" style:text-autospace="none" style:writing-mode="lr-tb"/>
      <style:text-properties style:use-window-font-color="true" style:font-name="Arial" fo:font-family="Arial" style:font-family-generic="swiss" style:font-pitch="variable" fo:font-size="9pt" fo:language="en" fo:country="US" style:letter-kerning="true" style:font-name-asian="Arial" style:font-family-asian="Arial" style:font-family-generic-asian="swiss" style:font-pitch-asian="variable" style:font-size-asian="10pt" style:language-asian="zh" style:country-asian="CN"/>
    </style:style>
    <style:style style:name="TableEntry" style:family="graphic">
      <style:paragraph-properties fo:margin-top="0cm" fo:margin-bottom="0.187cm" style:text-autospace="none" style:writing-mode="lr-tb"/>
      <style:text-properties style:use-window-font-color="true" style:font-name="Arial" fo:font-family="Arial" style:font-family-generic="swiss" style:font-pitch="variable" fo:font-size="11pt" fo:language="en" fo:country="US" style:letter-kerning="true" style:font-name-asian="Arial" style:font-family-asian="Arial" style:font-family-generic-asian="swiss" style:font-pitch-asian="variable" style:font-size-asian="10pt" style:language-asian="zh" style:country-asian="CN"/>
    </style:style>
    <style:style style:name="TableHead" style:family="graphic">
      <style:paragraph-properties style:text-autospace="none" style:writing-mode="lr-tb"/>
      <style:text-properties fo:font-variant="small-caps" style:use-window-font-color="true" style:font-name="Arial" fo:font-family="Arial" style:font-family-generic="swiss" style:font-pitch="variable" fo:font-size="11pt" fo:language="en" fo:country="US" fo:font-weight="bold" style:letter-kerning="true" style:font-name-asian="Arial" style:font-family-asian="Arial" style:font-family-generic-asian="swiss" style:font-pitch-asian="variable" style:font-size-asian="10pt" style:language-asian="zh" style:country-asian="CN"/>
    </style:style>
    <style:style style:name="TableCaption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size-asian="10pt"/>
    </style:style>
    <style:style style:name="Normal_20__28_Web_29_" style:display-name="Normal (Web)" style:family="graphic">
      <style:paragraph-properties fo:margin-top="0.871cm" fo:margin-bottom="0.871cm" style:text-autospace="none"/>
      <style:text-properties style:font-name-asian="Times New Roman" style:font-family-asian="'Times New Roman'" style:font-family-generic-asian="roman" style:font-pitch-asian="variable"/>
    </style:style>
    <style:style style:name="List_20_Paragraph" style:display-name="List Paragraph" style:family="graphic">
      <style:paragraph-properties fo:margin-left="2.24cm" fo:margin-right="0cm" fo:text-indent="0cm" style:text-autospace="none"/>
    </style:style>
    <style:style style:name="ListNumbered" style:family="graphic">
      <style:paragraph-properties fo:margin-left="5.6cm" fo:margin-right="0cm" fo:margin-top="0.374cm" fo:margin-bottom="0.374cm" fo:text-indent="-1.12cm" style:text-autospace="none" style:writing-mode="lr-tb"/>
      <style:text-properties style:use-window-font-color="true" style:font-name="Times New Roman" fo:font-family="'Times New Roman'" style:font-family-generic="roman" style:font-pitch="variable" fo:font-size="13pt" fo:language="en" fo:country="US" style:letter-kerning="true" style:font-name-asian="Times New Roman" style:font-family-asian="'Times New Roman'" style:font-family-generic-asian="roman" style:font-pitch-asian="variable" style:font-size-asian="10pt" style:language-asian="zh" style:country-asian="CN"/>
    </style:style>
    <style:style style:name="Para" style:family="graphic">
      <style:paragraph-properties fo:margin-left="2.24cm" fo:margin-right="0cm" fo:margin-top="0cm" fo:margin-bottom="0.374cm" fo:text-indent="2.24cm" style:text-autospace="none" style:writing-mode="lr-tb"/>
      <style:text-properties style:use-window-font-color="true" style:font-name="Times New Roman" fo:font-family="'Times New Roman'" style:font-family-generic="roman" style:font-pitch="variable" fo:font-size="13pt" fo:language="en" fo:country="US" style:letter-kerning="true" style:font-name-asian="Times New Roman" style:font-family-asian="'Times New Roman'" style:font-family-generic-asian="roman" style:font-pitch-asian="variable" style:font-size-asian="10pt" style:language-asian="zh" style:country-asian="CN"/>
    </style:style>
    <style:style style:name="Signature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Noto Sans CJK SC1" style:font-family-asian="'Noto Sans CJK SC'" style:font-family-generic-asian="system" style:font-pitch-asian="variable" style:font-size-asian="18pt" style:font-name-complex="Lohit Devanagari3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0T21:37:02.677734378</meta:creation-date>
    <dc:date>2022-10-10T22:20:24.652001019</dc:date>
    <meta:editing-duration>PT43M20S</meta:editing-duration>
    <meta:editing-cycles>6</meta:editing-cycles>
    <meta:generator>LibreOffice/6.4.7.2$Linux_X86_64 LibreOffice_project/40$Build-2</meta:generator>
    <meta:document-statistic meta:object-count="35"/>
  </office:meta>
</office:document-meta>
</file>